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79e7" officeooo:paragraph-rsid="001979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е хочется говорить много в начале. Кажется, из этого ничего хорошего не будет. Скажу лишь о том, что следует сказать.</text:p>
      <text:p text:style-name="P1">Эта история о том, как один человек решил поиграть в бога. О том, <text:s/>как он на протяжении некоторого времени разрабатывал проект, который возможно не будет работать. Наиболее вероятно, не будет приносить прибыль. Но в то же время, принесет моральное удовлетворение своему автору, а так же даст безграничные возможности в сети.</text:p>
      <text:p text:style-name="P1">На данный момент, момент написания этих строк, проект только начат. Все что будет описано ниже — хроника создания этого проекта так, как это будет происходить на самом деле.</text:p>
      <text:p text:style-name="P1">На момент написания данных строк, автору 17 лет. Еще пол года он будет несовершенно летним, и это накладывает некоторые ограничения на его деятельность.</text:p>
      <text:p text:style-name="P1">Именно поэтому автор желает остаться инкогнито, и с настоящего момента будет носить имя Пастор. Имя выбрано не случайно, и о том, почему выбор пал именно на него, автор расскажет в дальнейшем.</text:p>
      <text:p text:style-name="P1"/>
      <text:p text:style-name="P1">А теперь о том, что же представляет из себя проект.</text:p>
      <text:p text:style-name="P1"/>
      <text:p text:style-name="P1">Для того что бы лучше понять смысл данного проекта, а так же мотивы которые побуждают автора не его реализацию, следует вернуться в прошлое. К моменту когда группа из семи человек начала заниматься реализацией подобного проекта.</text:p>
      <text:p text:style-name="P1">Проект реализуемый этой группой носил название «Подземка». Основной отличительной чертой данного проекта было то, что данная система могла собирать разнородные данные в сети. Начиная простыми сайтами, и заканчивая рабочими станциями использующими уникальные протоколы передачи данных, или управления.</text:p>
      <text:p text:style-name="P1">Это была своего рода поисковая машина, которая ищет и видит все, что происходит в сети. </text:p>
      <text:p text:style-name="P1">Минусом данного проекта было то, что для нормальной работы системы требовались люди. Ибо машина не может понять, какая информация полезна, а какая нет, какая информация интересна, а какая не имеет ценности.</text:p>
      <text:p text:style-name="P1"/>
      <text:p text:style-name="P1">В дальнейшем, после полу года работы над проектом, и его удачного запуска, авторы попали в неприятную историю.</text:p>
      <text:p text:style-name="P1">Проект не имел системы защиты, так как в дальнейшем предполагалось свободное распространение этого проекта, для общего использования людьми всего мира. </text:p>
      <text:p text:style-name="P1">А так же, как уже говорилось ранее, информацию получаемую с помощью системы, фильтровали люди.</text:p>
      <text:p text:style-name="P1">Система наткнулась на что-то такое, чего не нужно было видеть авторам. Найти тех, кто залез туда куда не следует, учитывая отсутствие всякой защиты — дело времени.</text:p>
      <text:p text:style-name="P1">Двоих не стало.</text:p>
      <text:p text:style-name="P1"/>
      <text:p text:style-name="P1">Сегодняшний день ознаменовало довольно серьезное событие. Оставшейся командой проекта было решено заморозить его, с возможностью доступа к проекту авторами лишь в целях удовлетворения некоторого любопытства, и то, не к рабочему проекту, а к его программной реализации, и документации исходного кода проекта.</text:p>
      <text:p text:style-name="P1"/>
      <text:p text:style-name="P1">Как не сложно догадаться, Пастор — один из авторов данного проекта. И главным мотивирующим фактом для него является возможность разработать систему, которая в разы превзойдет уже существующую.</text:p>
      <text:p text:style-name="P1">В виду некоторых ограничений, а так же, нововведений нового проекта, автор будет производить реализацию проекта с нуля, то есть без использования частей уже существующего проекта.</text:p>
      <text:p text:style-name="P1"/>
      <text:p text:style-name="P1">Так как у технарей с фантазией всегда были проблемы, проект назван просто: «Подземка 2.0»</text:p>
      <text:p text:style-name="P1"/>
      <text:p text:style-name="P1"><text:soft-page-break/>Основной отличительной чертой разрабатываемой системы от ее предшественницы является то, что помимо поискового ядра, система будет иметь ядро искусственного интеллекта, которое позволит системе функционировать без участия людей. </text:p>
      <text:p text:style-name="P1">Участие человека потребуется лишь в некоторых случаях, таких как обслуживание серверной <text:s/>стойки, или доработка существующей кодовой базы проекта, а так же улучшение производительности системы.</text:p>
      <text:p text:style-name="P1">В остальном, система будет иметь возможность работать автономно, а так же, будет распределена на несколько серверов, что позволит улучшить производительность, а так же, увеличить количество следов системы в сети.</text:p>
      <text:p text:style-name="P1">Так же, система будет иметь несколько систем защиты, и при попытке взлома будет просто уничтожать себя, предварительно запустив свою копию на резервном сервере.</text:p>
      <text:p text:style-name="P1"/>
      <text:p text:style-name="P1">Так что, если система опять наткнется на информацию о которой постороннему человеку не следует знать, и меня решат найти, им придется очень постараться, так как я сделаю все возможное для того что бы исчезнуть из реального мира, и остаться только в сети.</text:p>
      <text:p text:style-name="P1"/>
      <text:p text:style-name="P1">После того, как данный проект отработает определенное количество времени, к нему будет открыт доступ всем желающим. Это позволит затеряться в толпе пользователей, а так же, сделать систему полностью децентрализованной.</text:p>
      <text:p text:style-name="P1"/>
      <text:p text:style-name="P1">Эдакий архив интернета с мозгами =)</text:p>
      <text:p text:style-name="P1"/>
      <text:p text:style-name="P1">Пастор. 06.04.2018 14:5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4:33:37.086454642</meta:creation-date>
    <dc:date>2018-04-06T14:56:26.543497408</dc:date>
    <meta:editing-duration>PT8S</meta:editing-duration>
    <meta:editing-cycles>1</meta:editing-cycles>
    <meta:document-statistic meta:table-count="0" meta:image-count="0" meta:object-count="0" meta:page-count="2" meta:paragraph-count="27" meta:word-count="647" meta:character-count="4457" meta:non-whitespace-character-count="3829"/>
    <meta:generator>LibreOffice/5.1.6.2$Linux_X86_64 LibreOffice_project/10m0$Build-2</meta:generator>
  </office:meta>
</office:document-meta>
</file>